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frac>
                <mrow>
                  <mo stretchy="false">∂</mo>
                  <mrow>
                    <mo stretchy="false">(</mo>
                    <mrow>
                      <mi>cos</mi>
                      <mi>x</mi>
                    </mrow>
                    <mo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row>
              <mfrac>
                <mrow>
                  <mo stretchy="false">∂</mo>
                  <mi>sin</mi>
                  <mi>x</mi>
                </mrow>
                <mrow>
                  <mo stretchy="false">∂</mo>
                  <mi>x</mi>
                </mrow>
              </mfrac>
              <mo stretchy="false">=</mo>
              <mi>cos</mi>
            </mrow>
            <mi>x</mi>
          </mrow>
        </mtd>
      </mtr>
      <mtr>
        <mtd>
          <mrow/>
        </mtd>
      </mtr>
      <mtr>
        <mtd>
          <mrow/>
        </mtd>
      </mtr>
      <mtr>
        <mtd>
          <mrow>
            <mrow>
              <mfrac>
                <mrow>
                  <mo stretchy="false">∂</mo>
                  <mi>tan</mi>
                  <mi>x</mi>
                </mrow>
                <mrow>
                  <mo stretchy="false">∂</mo>
                  <mi>x</mi>
                </mrow>
              </mfrac>
              <mo stretchy="false">=</mo>
              <mrow>
                <mn>1</mn>
                <mo stretchy="false">+</mo>
                <msup>
                  <mi>tan</mi>
                  <mn>2</mn>
                </msup>
              </mrow>
            </mrow>
            <mi>x</mi>
          </mrow>
        </mtd>
      </mtr>
      <mtr>
        <mtd>
          <mrow>
            <mrow>
              <mi/>
              <mo stretchy="false">=</mo>
              <mfrac>
                <mn>1</mn>
                <mrow>
                  <msup>
                    <mi>cos</mi>
                    <mn>2</mn>
                  </msup>
                  <mi>x</mi>
                </mrow>
              </mfrac>
            </mrow>
            <mrow>
              <mi/>
              <mo stretchy="false">=</mo>
              <msup>
                <mi mathvariant="italic">sec</mi>
                <mn>2</mn>
              </msup>
            </mrow>
            <mi>x</mi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sup>
                    <mi>e</mi>
                    <mi>x</mi>
                  </msup>
                </mrow>
                <mrow>
                  <mo stretchy="false">∂</mo>
                  <mi>x</mi>
                </mrow>
              </mfrac>
              <mo stretchy="false">=</mo>
              <msup>
                <mi>e</mi>
                <mi>x</mi>
              </msup>
            </mrow>
          </mrow>
        </mtd>
      </mtr>
      <mtr>
        <mtd>
          <mrow>
            <mrow>
              <mfrac>
                <mrow>
                  <mo stretchy="false">∂</mo>
                  <mi>ln</mi>
                  <mi>x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i>x</mi>
              </mfrac>
            </mrow>
          </mrow>
        </mtd>
      </mtr>
    </mtable>
    <annotation encoding="StarMath 5.0">{partial (cos x)} over {partial x} = - sin x newline
{partial sin x} over {partial x} = cos x newline newline newline
{partial tan x} over {partial x} = 1 + tan sup 2 x newline
~ = 1 over {cos sup 2 x}
~ = sec sup 2 x newline
newline
{partial e sup x} over {partial x} = e sup x newline
{partial ln x} over {partial x} = 1 over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9:44:37</meta:creation-date>
    <meta:generator>LibreOffice/3.5$Linux_x86 LibreOffice_project/350m1$Build-2</meta:generator>
  </office:meta>
</office:document-meta>
</file>